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6.6931in" table:align="left"/>
    </style:style>
    <style:style style:name="Tableau1.A" style:family="table-column">
      <style:table-column-properties style:column-width="0.8729in"/>
    </style:style>
    <style:style style:name="Tableau1.B" style:family="table-column">
      <style:table-column-properties style:column-width="5.8201in"/>
    </style:style>
    <style:style style:name="Tableau1.A1" style:family="table-cell">
      <style:table-cell-properties style:vertical-align="middle" fo:padding="0.0194in" fo:border="none"/>
    </style:style>
    <style:style style:name="Tableau2" style:family="table">
      <style:table-properties style:width="6.6931in" table:align="left"/>
    </style:style>
    <style:style style:name="Tableau2.A" style:family="table-column">
      <style:table-column-properties style:column-width="1.7542in"/>
    </style:style>
    <style:style style:name="Tableau2.B" style:family="table-column">
      <style:table-column-properties style:column-width="4.9389in"/>
    </style:style>
    <style:style style:name="Tableau2.A1" style:family="table-cell">
      <style:table-cell-properties style:vertical-align="middle" fo:padding="0.0194in" fo:border="none"/>
    </style:style>
    <style:style style:name="Tableau3" style:family="table">
      <style:table-properties style:width="4.9174in" table:align="left"/>
    </style:style>
    <style:style style:name="Tableau3.A" style:family="table-column">
      <style:table-column-properties style:column-width="1.4625in"/>
    </style:style>
    <style:style style:name="Tableau3.B" style:family="table-column">
      <style:table-column-properties style:column-width="3.4549in"/>
    </style:style>
    <style:style style:name="Tableau3.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Preformatted_20_Text">
      <style:paragraph-properties fo:margin-left="0in" fo:margin-right="0in" fo:text-indent="0in" style:auto-text-indent="false" style:writing-mode="lr-tb"/>
    </style:style>
    <style:style style:name="P9" style:family="paragraph" style:parent-style-name="Preformatted_20_Text">
      <style:paragraph-properties style:writing-mode="lr-tb"/>
    </style:style>
    <style:style style:name="P10" style:family="paragraph" style:parent-style-name="Preformatted_20_Text">
      <style:paragraph-properties fo:margin-top="0in" fo:margin-bottom="0.1965in" style:contextual-spacing="false" style:writing-mode="lr-tb"/>
    </style:style>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Platform Purpose</text:h>
      <text:p text:style-name="Text_20_body">A web app where users can:</text:p>
      <text:list text:style-name="L1">
        <text:list-item>
          <text:p text:style-name="P1">Track their productivity with AI-based insights</text:p>
        </text:list-item>
        <text:list-item>
          <text:p text:style-name="P1">Stay motivated with daily feedback</text:p>
        </text:list-item>
        <text:list-item>
          <text:p text:style-name="P1">Find people with the <text:span text:style-name="Strong_20_Emphasis">same learning goals</text:span></text:p>
        </text:list-item>
        <text:list-item>
          <text:p text:style-name="P1">Learn together (co-studying) or hire mentors (paid or free)</text:p>
        </text:list-item>
        <text:list-item>
          <text:p text:style-name="P1">Mentors track student progress, and build a teaching portfolio</text:p>
        </text:list-item>
        <text:list-item>
          <text:p text:style-name="P1">Learners rate mentors and build their own portfolio</text:p>
        </text:list-item>
      </text:list>
      <text:h text:style-name="Heading_20_2" text:outline-level="2">👥 Key User Roles</text:h>
      <table:table table:name="Tableau1" table:style-name="Tableau1">
        <table:table-column table:style-name="Tableau1.A"/>
        <table:table-column table:style-name="Tableau1.B"/>
        <table:table-header-rows>
          <table:table-row>
            <table:table-cell table:style-name="Tableau1.A1" office:value-type="string">
              <text:p text:style-name="Table_20_Heading">Role</text:p>
            </table:table-cell>
            <table:table-cell table:style-name="Tableau1.A1" office:value-type="string">
              <text:p text:style-name="Table_20_Heading">Abilities</text:p>
            </table:table-cell>
          </table:table-row>
        </table:table-header-rows>
        <table:table-row>
          <table:table-cell table:style-name="Tableau1.A1" office:value-type="string">
            <text:p text:style-name="Table_20_Contents">👩‍🎓 Learner</text:p>
          </table:table-cell>
          <table:table-cell table:style-name="Tableau1.A1" office:value-type="string">
            <text:p text:style-name="Table_20_Contents">Set goal, find study buddies or mentor, view dashboard, get motivation, track progress, rate mentors</text:p>
          </table:table-cell>
        </table:table-row>
        <table:table-row>
          <table:table-cell table:style-name="Tableau1.A1" office:value-type="string">
            <text:p text:style-name="Table_20_Contents">👨‍🏫 Mentor</text:p>
          </table:table-cell>
          <table:table-cell table:style-name="Tableau1.A1" office:value-type="string">
            <text:p text:style-name="Table_20_Contents">Create profile, add expertise, get matched, earn income, track student progress, build ratings</text:p>
          </table:table-cell>
        </table:table-row>
      </table:table>
      <text:h text:style-name="Heading_20_2" text:outline-level="2"/>
      <text:h text:style-name="Heading_20_2" text:outline-level="2">🧩 Core Features</text:h>
      <text:h text:style-name="Heading_20_3" text:outline-level="3">🔹 1. User Dashboard (Learner)</text:h>
      <text:list text:style-name="L2">
        <text:list-item>
          <text:p text:style-name="P2">Track daily study progress</text:p>
        </text:list-item>
        <text:list-item>
          <text:p text:style-name="P2">AI-generated motivation message</text:p>
        </text:list-item>
        <text:list-item>
          <text:p text:style-name="P2">Goal checklist + learning plan</text:p>
        </text:list-item>
        <text:list-item>
          <text:p text:style-name="P2">Streaks, completed tasks</text:p>
        </text:list-item>
        <text:list-item>
          <text:p text:style-name="P2">“Find a study buddy” or “Find a mentor” buttons</text:p>
        </text:list-item>
      </text:list>
      <text:h text:style-name="Heading_20_3" text:outline-level="3">🔹 2. Productivity Tracker</text:h>
      <text:list text:style-name="L3">
        <text:list-item>
          <text:p text:style-name="P3">Track focus sessions (Pomodoro)</text:p>
        </text:list-item>
        <text:list-item>
          <text:p text:style-name="P3">Mood check-ins</text:p>
        </text:list-item>
        <text:list-item>
          <text:p text:style-name="P3">Daily goal vs. completion</text:p>
        </text:list-item>
        <text:list-item>
          <text:p text:style-name="P3">Weekly productivity analytics (with charts)</text:p>
        </text:list-item>
      </text:list>
      <text:h text:style-name="Heading_20_3" text:outline-level="3">🔹 3. Mentor Marketplace</text:h>
      <text:list text:style-name="L4">
        <text:list-item>
          <text:p text:style-name="P4">Search by skill (e.g., “Python”, “UX Design”)</text:p>
        </text:list-item>
        <text:list-item>
          <text:p text:style-name="P4">See mentor portfolio (experience, teaching style)</text:p>
        </text:list-item>
        <text:list-item>
          <text:p text:style-name="P4"><text:soft-page-break/>View ratings and student reviews</text:p>
        </text:list-item>
        <text:list-item>
          <text:p text:style-name="P4">Book and pay for sessions</text:p>
        </text:list-item>
      </text:list>
      <text:h text:style-name="Heading_20_3" text:outline-level="3">🔹 4. Study Buddy Match</text:h>
      <text:list text:style-name="L5">
        <text:list-item>
          <text:p text:style-name="P5">Match users based on same learning goals and time availability</text:p>
        </text:list-item>
        <text:list-item>
          <text:p text:style-name="P5">Chat, schedule sessions</text:p>
        </text:list-item>
        <text:list-item>
          <text:p text:style-name="P5">Group leaderboard / progress tracker</text:p>
        </text:list-item>
      </text:list>
      <text:h text:style-name="Heading_20_3" text:outline-level="3">🔹 5. Learning Journal / Portfolio</text:h>
      <text:list text:style-name="L6">
        <text:list-item>
          <text:p text:style-name="P6">Learners: build up their completed projects and progress</text:p>
        </text:list-item>
        <text:list-item>
          <text:p text:style-name="P6">Mentors: show their teaching history and impact</text:p>
        </text:list-item>
      </text:list>
      <text:h text:style-name="Heading_20_2" text:outline-level="2">📦 Project Architecture (Full Stack)</text:h>
      <text:h text:style-name="Heading_20_3" text:outline-level="3">🖥 Frontend (React + Tailwind CSS)</text:h>
      <text:h text:style-name="Heading_20_4" text:outline-level="4">Pages:</text:h>
      <text:list text:style-name="L7">
        <text:list-item>
          <text:p text:style-name="P7">Signup/Login</text:p>
        </text:list-item>
        <text:list-item>
          <text:p text:style-name="P7">Dashboard (daily plan, streaks, motivation)</text:p>
        </text:list-item>
        <text:list-item>
          <text:p text:style-name="P7">Explore Mentors</text:p>
        </text:list-item>
        <text:list-item>
          <text:p text:style-name="P7">Study Buddy Finder</text:p>
        </text:list-item>
        <text:list-item>
          <text:p text:style-name="P7">Profile Page (your goal, progress, history)</text:p>
        </text:list-item>
        <text:list-item>
          <text:p text:style-name="P7">Portfolio Page (public)</text:p>
        </text:list-item>
        <text:list-item>
          <text:p text:style-name="P7">Admin Panel (optional)</text:p>
        </text:list-item>
      </text:list>
      <text:p text:style-name="Horizontal_20_Line"/>
      <text:h text:style-name="Heading_20_3" text:outline-level="3">🧠 Backend (Express.js OR Flask)</text:h>
      <text:p text:style-name="Text_20_body">Supports RESTful API + AI integration.</text:p>
      <text:h text:style-name="Heading_20_4" text:outline-level="4">🔹 Structure</text:h>
      <text:p text:style-name="Preformatted_20_Text">bash</text:p>
      <text:p text:style-name="Preformatted_20_Text">CopierModifier</text:p>
      <text:p text:style-name="P8"><text:span text:style-name="Source_20_Text">/backend</text:span></text:p>
      <text:p text:style-name="P9"><text:span text:style-name="Source_20_Text"><text:s/>┣ /controllers</text:span></text:p>
      <text:p text:style-name="P9"><text:span text:style-name="Source_20_Text"><text:s/>┃ ┣ authController.js</text:span></text:p>
      <text:p text:style-name="P9"><text:span text:style-name="Source_20_Text"><text:s/>┃ ┣ userController.js</text:span></text:p>
      <text:p text:style-name="P9"><text:span text:style-name="Source_20_Text"><text:s/>┃ ┣ mentorController.js</text:span></text:p>
      <text:p text:style-name="P9"><text:span text:style-name="Source_20_Text"><text:s/>┃ ┗ learningController.js</text:span></text:p>
      <text:p text:style-name="P9"><text:span text:style-name="Source_20_Text"><text:s/>┣ /routes</text:span></text:p>
      <text:p text:style-name="P9"><text:span text:style-name="Source_20_Text"><text:s/>┃ ┣ authRoutes.js</text:span></text:p>
      <text:p text:style-name="P9"><text:span text:style-name="Source_20_Text"><text:s/>┃ ┣ mentorRoutes.js</text:span></text:p>
      <text:p text:style-name="P9"><text:span text:style-name="Source_20_Text"><text:s/>┃ ┗ userRoutes.js</text:span></text:p>
      <text:p text:style-name="P9"><text:span text:style-name="Source_20_Text"><text:s/>┣ /models</text:span></text:p>
      <text:p text:style-name="P9"><text:span text:style-name="Source_20_Text"><text:s/>┃ ┣ User.js</text:span></text:p>
      <text:p text:style-name="P9"><text:soft-page-break/><text:span text:style-name="Source_20_Text"><text:s/>┃ ┣ Mentor.js</text:span></text:p>
      <text:p text:style-name="P9"><text:span text:style-name="Source_20_Text"><text:s/>┃ ┣ LearningGoal.js</text:span></text:p>
      <text:p text:style-name="P9"><text:span text:style-name="Source_20_Text"><text:s/>┃ ┣ Session.js</text:span></text:p>
      <text:p text:style-name="P9"><text:span text:style-name="Source_20_Text"><text:s/>┃ ┣ Review.js</text:span></text:p>
      <text:p text:style-name="P9"><text:span text:style-name="Source_20_Text"><text:s/>┗ /utils</text:span></text:p>
      <text:p text:style-name="P10"><text:span text:style-name="Source_20_Text"><text:s text:c="4"/>┗ aiPrompts.js</text:span></text:p>
      <text:h text:style-name="Heading_20_3" text:outline-level="3">🗄 Database Schema (PostgreSQL or MongoDB)</text:h>
      <text:h text:style-name="Heading_20_4" text:outline-level="4">1. <text:span text:style-name="Strong_20_Emphasis">User</text:span></text:h>
      <text:p text:style-name="P8"><text:span text:style-name="Source_20_Text">{</text:span></text:p>
      <text:p text:style-name="P9"><text:span text:style-name="Source_20_Text"><text:s text:c="2"/>id, name, email, passwordHash,</text:span></text:p>
      <text:p text:style-name="P9"><text:span text:style-name="Source_20_Text"><text:s text:c="2"/>role: ["learner", "mentor"],</text:span></text:p>
      <text:p text:style-name="P9"><text:span text:style-name="Source_20_Text"><text:s text:c="2"/>bio, profilePic,</text:span></text:p>
      <text:p text:style-name="P9"><text:span text:style-name="Source_20_Text"><text:s text:c="2"/>learningGoals: [goal_ids],</text:span></text:p>
      <text:p text:style-name="P9"><text:span text:style-name="Source_20_Text"><text:s text:c="2"/>portfolio: [project_ids],</text:span></text:p>
      <text:p text:style-name="P9"><text:span text:style-name="Source_20_Text"><text:s text:c="2"/>motivationHistory: [...],</text:span></text:p>
      <text:p text:style-name="P9"><text:span text:style-name="Source_20_Text"><text:s text:c="2"/>focusLogs: [...],</text:span></text:p>
      <text:p text:style-name="P9"><text:span text:style-name="Source_20_Text"><text:s text:c="2"/>currentStreak: Number</text:span></text:p>
      <text:p text:style-name="P10"><text:span text:style-name="Source_20_Text">}</text:span></text:p>
      <text:h text:style-name="Heading_20_4" text:outline-level="4">2. <text:span text:style-name="Strong_20_Emphasis">Mentor</text:span></text:h>
      <text:p text:style-name="P8"><text:span text:style-name="Source_20_Text">{</text:span></text:p>
      <text:p text:style-name="P9"><text:span text:style-name="Source_20_Text"><text:s text:c="2"/>id, userId, skills: ["Python", "HTML"],</text:span></text:p>
      <text:p text:style-name="P9"><text:span text:style-name="Source_20_Text"><text:s text:c="2"/>experienceSummary,</text:span></text:p>
      <text:p text:style-name="P9"><text:span text:style-name="Source_20_Text"><text:s text:c="2"/>rating, pricePerSession,</text:span></text:p>
      <text:p text:style-name="P9"><text:span text:style-name="Source_20_Text"><text:s text:c="2"/>availability, sessions: [...],</text:span></text:p>
      <text:p text:style-name="P9"><text:span text:style-name="Source_20_Text"><text:s text:c="2"/>reviews: [...]</text:span></text:p>
      <text:p text:style-name="P10"><text:span text:style-name="Source_20_Text">}</text:span></text:p>
      <text:h text:style-name="Heading_20_4" text:outline-level="4">3. <text:span text:style-name="Strong_20_Emphasis">Session</text:span></text:h>
      <text:p text:style-name="P8"><text:span text:style-name="Source_20_Text">{</text:span></text:p>
      <text:p text:style-name="P9"><text:span text:style-name="Source_20_Text"><text:s text:c="2"/>id, mentorId, learnerId,</text:span></text:p>
      <text:p text:style-name="P9"><text:span text:style-name="Source_20_Text"><text:s text:c="2"/>topic, dateTime,</text:span></text:p>
      <text:p text:style-name="P9"><text:span text:style-name="Source_20_Text"><text:s text:c="2"/>duration, notes,</text:span></text:p>
      <text:p text:style-name="P9"><text:span text:style-name="Source_20_Text"><text:s text:c="2"/>status: ["booked", "completed", "cancelled"]</text:span></text:p>
      <text:p text:style-name="P10"><text:span text:style-name="Source_20_Text">}</text:span></text:p>
      <text:h text:style-name="Heading_20_4" text:outline-level="4">4. <text:span text:style-name="Strong_20_Emphasis">Review</text:span></text:h>
      <text:p text:style-name="P8"><text:span text:style-name="Source_20_Text">{</text:span></text:p>
      <text:p text:style-name="P9"><text:span text:style-name="Source_20_Text"><text:s text:c="2"/>sessionId, rating, comment,</text:span></text:p>
      <text:p text:style-name="P9"><text:span text:style-name="Source_20_Text"><text:s text:c="2"/>learnerId, mentorId</text:span></text:p>
      <text:p text:style-name="P10"><text:span text:style-name="Source_20_Text">}</text:span></text:p>
      <text:h text:style-name="Heading_20_4" text:outline-level="4">5. <text:span text:style-name="Strong_20_Emphasis">FocusLog</text:span></text:h>
      <text:p text:style-name="Preformatted_20_Text"/>
      <text:p text:style-name="Preformatted_20_Text"/>
      <text:p text:style-name="P8"><text:span text:style-name="Source_20_Text">{</text:span></text:p>
      <text:p text:style-name="P9"><text:span text:style-name="Source_20_Text"><text:s text:c="2"/>userId, date, duration, mood, tasksCompleted</text:span></text:p>
      <text:p text:style-name="P10"><text:span text:style-name="Source_20_Text">}</text:span></text:p>
      <text:h text:style-name="Heading_20_2" text:outline-level="2"><text:soft-page-break/>🧠 AI Integration</text:h>
      <table:table table:name="Tableau2" table:style-name="Tableau2">
        <table:table-column table:style-name="Tableau2.A"/>
        <table:table-column table:style-name="Tableau2.B"/>
        <table:table-header-rows>
          <table:table-row>
            <table:table-cell table:style-name="Tableau2.A1" office:value-type="string">
              <text:p text:style-name="Table_20_Heading">Feature</text:p>
            </table:table-cell>
            <table:table-cell table:style-name="Tableau2.A1" office:value-type="string">
              <text:p text:style-name="Table_20_Heading">AI Use</text:p>
            </table:table-cell>
          </table:table-row>
        </table:table-header-rows>
        <table:table-row>
          <table:table-cell table:style-name="Tableau2.A1" office:value-type="string">
            <text:p text:style-name="Table_20_Contents">Motivation</text:p>
          </table:table-cell>
          <table:table-cell table:style-name="Tableau2.A1" office:value-type="string">
            <text:p text:style-name="Table_20_Contents">GPT generates messages like “You’ve studied 4 days straight, amazing! Here's a tip…”</text:p>
          </table:table-cell>
        </table:table-row>
        <table:table-row>
          <table:table-cell table:style-name="Tableau2.A1" office:value-type="string">
            <text:p text:style-name="Table_20_Contents">Study Plan Generator</text:p>
          </table:table-cell>
          <table:table-cell table:style-name="Tableau2.A1" office:value-type="string">
            <text:p text:style-name="Table_20_Contents">Based on goal: “I want to learn Python in 4 weeks” → GPT returns 4-week roadmap</text:p>
          </table:table-cell>
        </table:table-row>
        <table:table-row>
          <table:table-cell table:style-name="Tableau2.A1" office:value-type="string">
            <text:p text:style-name="Table_20_Contents">Study Buddy Matching</text:p>
          </table:table-cell>
          <table:table-cell table:style-name="Tableau2.A1" office:value-type="string">
            <text:p text:style-name="Table_20_Contents">Optional: AI-assisted matching based on goals, timezones, learning pace</text:p>
          </table:table-cell>
        </table:table-row>
        <table:table-row>
          <table:table-cell table:style-name="Tableau2.A1" office:value-type="string">
            <text:p text:style-name="Table_20_Contents">Mentor Quality Suggestions</text:p>
          </table:table-cell>
          <table:table-cell table:style-name="Tableau2.A1" office:value-type="string">
            <text:p text:style-name="Table_20_Contents">GPT helps mentors personalize teaching advice for students based on progress logs</text:p>
          </table:table-cell>
        </table:table-row>
      </table:table>
      <text:h text:style-name="Heading_20_2" text:outline-level="2">💰 Payments</text:h>
      <text:list text:style-name="L8">
        <text:list-item>
          <text:p text:style-name="P11">Use <text:span text:style-name="Strong_20_Emphasis">Stripe</text:span> or <text:span text:style-name="Strong_20_Emphasis">PayPal API</text:span> for payment processing</text:p>
        </text:list-item>
        <text:list-item>
          <text:p text:style-name="P11">Add a booking calendar → mentors set price &amp; availability</text:p>
        </text:list-item>
        <text:list-item>
          <text:p text:style-name="P11">Learner selects time → confirms → pays → gets Zoom/Meet link</text:p>
        </text:list-item>
      </text:list>
      <text:h text:style-name="Heading_20_2" text:outline-level="2">🔐 Authentication</text:h>
      <text:list text:style-name="L9">
        <text:list-item>
          <text:p text:style-name="P12">Firebase Auth or JWT tokens</text:p>
        </text:list-item>
        <text:list-item>
          <text:p text:style-name="P12">Role-based access (Mentor vs Learner)</text:p>
        </text:list-item>
        <text:list-item>
          <text:p text:style-name="P12">Only learners can leave reviews</text:p>
        </text:list-item>
        <text:list-item>
          <text:p text:style-name="P12">Mentors can’t rate learners</text:p>
        </text:list-item>
      </text:list>
      <text:h text:style-name="Heading_20_2" text:outline-level="2">📈 Analytics &amp; Streaks</text:h>
      <text:list text:style-name="L10">
        <text:list-item>
          <text:p text:style-name="P13">Count daily sessions completed</text:p>
        </text:list-item>
        <text:list-item>
          <text:p text:style-name="P13">Visual dashboard: Pie chart (skills learned), Line chart (focus hours)</text:p>
        </text:list-item>
        <text:list-item>
          <text:p text:style-name="P13">Show learner: “You improved by 20% this week” (AI-generated comment)</text:p>
        </text:list-item>
      </text:list>
      <text:h text:style-name="Heading_20_2" text:outline-level="2">✅ MVP You Can Build in Hackathon</text:h>
      <text:p text:style-name="Text_20_body">Start simple:</text:p>
      <table:table table:name="Tableau3" table:style-name="Tableau3">
        <table:table-column table:style-name="Tableau3.A"/>
        <table:table-column table:style-name="Tableau3.B"/>
        <table:table-header-rows>
          <table:table-row>
            <table:table-cell table:style-name="Tableau3.A1" office:value-type="string">
              <text:p text:style-name="Table_20_Heading">Feature</text:p>
            </table:table-cell>
            <table:table-cell table:style-name="Tableau3.A1" office:value-type="string">
              <text:p text:style-name="Table_20_Heading">Build This</text:p>
            </table:table-cell>
          </table:table-row>
        </table:table-header-rows>
        <table:table-row>
          <table:table-cell table:style-name="Tableau3.A1" office:value-type="string">
            <text:p text:style-name="Table_20_Contents">Auth</text:p>
          </table:table-cell>
          <table:table-cell table:style-name="Tableau3.A1" office:value-type="string">
            <text:p text:style-name="Table_20_Contents">Firebase login (Google or email)</text:p>
          </table:table-cell>
        </table:table-row>
        <table:table-row>
          <table:table-cell table:style-name="Tableau3.A1" office:value-type="string">
            <text:p text:style-name="Table_20_Contents">Dashboard</text:p>
          </table:table-cell>
          <table:table-cell table:style-name="Tableau3.A1" office:value-type="string">
            <text:p text:style-name="Table_20_Contents">Show daily task, goal, motivation quote</text:p>
          </table:table-cell>
        </table:table-row>
        <table:table-row>
          <table:table-cell table:style-name="Tableau3.A1" office:value-type="string">
            <text:p text:style-name="Table_20_Contents">Mentor Page</text:p>
          </table:table-cell>
          <table:table-cell table:style-name="Tableau3.A1" office:value-type="string">
            <text:p text:style-name="Table_20_Contents">Static list of mentors with profile + "Book" button</text:p>
          </table:table-cell>
        </table:table-row>
        <table:table-row>
          <table:table-cell table:style-name="Tableau3.A1" office:value-type="string">
            <text:p text:style-name="Table_20_Contents">Study Plan</text:p>
          </table:table-cell>
          <table:table-cell table:style-name="Tableau3.A1" office:value-type="string">
            <text:p text:style-name="Table_20_Contents">Ask user goal → generate plan using GPT</text:p>
          </table:table-cell>
        </table:table-row>
        <table:table-row>
          <table:table-cell table:style-name="Tableau3.A1" office:value-type="string">
            <text:p text:style-name="Table_20_Contents">Portfolio</text:p>
          </table:table-cell>
          <table:table-cell table:style-name="Tableau3.A1" office:value-type="string">
            <text:p text:style-name="Table_20_Contents">Let user add projects manually (name, link, tag)</text:p>
          </table:table-cell>
        </table:table-row>
        <table:table-row>
          <table:table-cell table:style-name="Tableau3.A1" office:value-type="string">
            <text:p text:style-name="Table_20_Contents">Productivity Tracker</text:p>
          </table:table-cell>
          <table:table-cell table:style-name="Tableau3.A1" office:value-type="string">
            <text:p text:style-name="Table_20_Contents">Simple focus timer + mood check-in</text:p>
          </table:table-cell>
        </table:table-row>
        <table:table-row>
          <table:table-cell table:style-name="Tableau3.A1" office:value-type="string">
            <text:p text:style-name="Table_20_Contents">AI Message</text:p>
          </table:table-cell>
          <table:table-cell table:style-name="Tableau3.A1" office:value-type="string">
            <text:p text:style-name="Table_20_Contents">GPT returns a motivational message daily</text:p>
          </table:table-cell>
        </table:table-row>
      </table:table>
      <text:h text:style-name="Heading_20_2" text:outline-level="2"><text:soft-page-break/></text:h>
      <text:h text:style-name="Heading_20_2" text:outline-level="2">🧪 Sample Prompt (to OpenAI)</text:h>
      <text:p text:style-name="Preformatted_20_Text"/>
      <text:p text:style-name="P8"><text:span text:style-name="Source_20_Text">User: I’m learning Python and feeling unmotivated today.</text:span></text:p>
      <text:p text:style-name="P9"/>
      <text:p text:style-name="P9"><text:span text:style-name="Source_20_Text">GPT prompt:</text:span></text:p>
      <text:p text:style-name="P9"><text:span text:style-name="Source_20_Text">Give a short friendly motivational message for someone learning Python who feels tired but wants to stay consistent.</text:span></text:p>
      <text:p text:style-name="P9"/>
      <text:p text:style-name="P9"><text:span text:style-name="Source_20_Text">Response:</text:span></text:p>
      <text:p text:style-name="P10"><text:span text:style-name="Source_20_Text">“Every line of code you write is a step closer to mastery. Even small progress matters. Take a deep breath and keep going!”</text:span></text:p>
      <text:h text:style-name="Heading_20_2" text:outline-level="2">🎤 Hackathon Pitch (30-60 seconds)</text:h>
      <text:p text:style-name="Quotations">“When I tried to learn Python on my own, I often felt lost and unmotivated. I needed structure, support, and encouragement — not just videos. So I built <text:span text:style-name="Strong_20_Emphasis">StudyConnect</text:span>: a platform that tracks your productivity, motivates you with AI, and connects you to learners with the same goals. You can also find experienced mentors to guide you, track your progress, and help you grow — just like having your own personal coach. Learning is hard, but with the right tools and people, it doesn’t have to be lonel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9T15:16:49.417000000</meta:creation-date>
    <dc:date>2025-06-29T15:21:14.861000000</dc:date>
    <meta:editing-duration>PT4M27S</meta:editing-duration>
    <meta:editing-cycles>1</meta:editing-cycles>
    <meta:document-statistic meta:table-count="3" meta:image-count="0" meta:object-count="0" meta:page-count="5" meta:paragraph-count="158" meta:word-count="795" meta:character-count="4910" meta:non-whitespace-character-count="4252"/>
    <meta:generator>LibreOffice/24.8.6.2$Windows_X86_64 LibreOffice_project/6d98ba145e9a8a39fc57bcc76981d1fb1316c60c</meta:generator>
  </office:meta>
</office:document-meta>
</file>